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automatic-styles>
    <style:style style:name="TYPE_STYLE" style:display-name="TYPE_STYLE" style:family="text">
      <style:text-properties fo:font-family="Helvetica" fo:color="#000000" fo:font-size="16pt"/>
    </style:style>
    <style:style style:name="NAME_STYLE" style:display-name="NAME_STYLE" style:family="text">
      <style:text-properties fo:font-family="Helvetica" fo:color="#ff0000" fo:font-size="16pt"/>
    </style:style>
    <style:style style:name="DOC_STYLE" style:display-name="DOC_STYLE" style:family="paragraph">
      <style:text-properties fo:font-family="Helvetica" fo:color="#000000" fo:font-size="12pt"/>
      <style:paragraph-properties fo:margin-left="14pt" fo:margin-bottom="16pt"/>
    </style:style>
  </office:automatic-styles>
  <office:body>
    <office:text>
      <text:p><text:span text:style-name="TYPE_STYLE">Type: </text:span><text:span text:style-name="NAME_STYLE">ModuleDocumenter</text:span></text:p>
      <text:p text:style-name="DOC_STYLE">Documents a module.

Generates documentation for a module
in ODT format for all top level 
elements.</text:p>
      <text:p><text:span text:style-name="TYPE_STYLE">Type: </text:span><text:span text:style-name="NAME_STYLE">ObjectDesc</text:span></text:p>
      <text:p text:style-name="DOC_STYLE">ObjectDesc(name, type, doc)</text:p>
      <text:p><text:span text:style-name="TYPE_STYLE">Function: </text:span><text:span text:style-name="NAME_STYLE">module_members</text:span></text:p>
      <text:p text:style-name="DOC_STYLE">Iterates through all of the top-level members
of a given object and yields an ObjectDesc 
named tuple. 

This top-level function acts as a generator.</text:p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1">
  <office:styles/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office:version="1.1">
  <office:meta>
    <meta:generator>ODFPY/0.9.2</meta:generator>
  </office:meta>
</office:document-meta>
</file>